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2">
      <style:text-properties fo:color="#ff0000"/>
    </style:style>
    <style:style style:name="ce3" style:family="table-cell" style:parent-style-name="Default" style:data-style-name="N113"/>
    <style:style style:name="ce4" style:family="table-cell" style:parent-style-name="Default" style:data-style-name="N113">
      <style:text-properties fo:color="#ff0000"/>
    </style:style>
    <style:style style:name="ce5" style:family="table-cell" style:parent-style-name="Default" style:data-style-name="N114"/>
    <style:style style:name="ce6" style:family="table-cell" style:parent-style-name="Default" style:data-style-name="N114">
      <style:text-properties fo:color="#ff0000"/>
    </style:style>
    <style:style style:name="ce7" style:family="table-cell" style:parent-style-name="Default" style:data-style-name="N115"/>
    <style:style style:name="ce8" style:family="table-cell" style:parent-style-name="Default" style:data-style-name="N115">
      <style:text-properties fo:color="#ff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3" table:default-cell-style-name="ce7"/>
        <table:table-column table:style-name="co3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anémomètre NRG 40</text:p>
          </table:table-cell>
          <table:table-cell table:style-name="Default"/>
          <table:table-cell office:value-type="string">
            <text:p>v(m/s)=hertz*0,765+0,35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>
            <text:p>Vitesse de vent ( km/h)</text:p>
          </table:table-cell>
          <table:table-cell table:style-name="Default" office:value-type="string">
            <text:p>vitesse de vent (m/s)</text:p>
          </table:table-cell>
          <table:table-cell table:style-name="Default" office:value-type="string">
            <text:p>hertz</text:p>
          </table:table-cell>
          <table:table-cell table:style-name="Default" office:value-type="string">
            <text:p>période (ms)</text:p>
          </table:table-cell>
          <table:table-cell/>
        </table:table-row>
        <table:table-row table:style-name="ro1">
          <table:table-cell table:formula="of:=[.B5]*3.6" office:value-type="float" office:value="3.6">
            <text:p>3,6 km/h</text:p>
          </table:table-cell>
          <table:table-cell office:value-type="float" office:value="1">
            <text:p>1 m/s</text:p>
          </table:table-cell>
          <table:table-cell table:formula="of:=[.B5]/0.765-0.35" office:value-type="float" office:value="0.95718954248366">
            <text:p>,96 hz</text:p>
          </table:table-cell>
          <table:table-cell table:formula="of:=1/[.C5]*1000" office:value-type="float" office:value="1044.72516217139">
            <text:p>1 044,73 ms</text:p>
          </table:table-cell>
          <table:table-cell/>
        </table:table-row>
        <table:table-row table:style-name="ro1">
          <table:table-cell table:formula="of:=[.B6]*3.6" office:value-type="float" office:value="7.2">
            <text:p>7,2 km/h</text:p>
          </table:table-cell>
          <table:table-cell office:value-type="float" office:value="2">
            <text:p>2 m/s</text:p>
          </table:table-cell>
          <table:table-cell table:formula="of:=[.B6]/0.765-0.35" office:value-type="float" office:value="2.26437908496732">
            <text:p>2,26 hz</text:p>
          </table:table-cell>
          <table:table-cell table:formula="of:=1/[.C6]*1000" office:value-type="float" office:value="441.622167700967">
            <text:p>441,62 ms</text:p>
          </table:table-cell>
          <table:table-cell/>
        </table:table-row>
        <table:table-row table:style-name="ro1">
          <table:table-cell table:formula="of:=[.B7]*3.6" office:value-type="float" office:value="10.8">
            <text:p>10,8 km/h</text:p>
          </table:table-cell>
          <table:table-cell office:value-type="float" office:value="3">
            <text:p>3 m/s</text:p>
          </table:table-cell>
          <table:table-cell table:formula="of:=[.B7]/0.765-0.35" office:value-type="float" office:value="3.57156862745098">
            <text:p>3,57 hz</text:p>
          </table:table-cell>
          <table:table-cell table:formula="of:=1/[.C7]*1000" office:value-type="float" office:value="279.98902003843">
            <text:p>279,99 ms</text:p>
          </table:table-cell>
          <table:table-cell/>
        </table:table-row>
        <table:table-row table:style-name="ro1">
          <table:table-cell table:formula="of:=[.B8]*3.6" office:value-type="float" office:value="14.4">
            <text:p>14,4 km/h</text:p>
          </table:table-cell>
          <table:table-cell office:value-type="float" office:value="4">
            <text:p>4 m/s</text:p>
          </table:table-cell>
          <table:table-cell table:formula="of:=[.B8]/0.765-0.35" office:value-type="float" office:value="4.87875816993464">
            <text:p>4,88 hz</text:p>
          </table:table-cell>
          <table:table-cell table:formula="of:=1/[.C8]*1000" office:value-type="float" office:value="204.970192243285">
            <text:p>204,97 ms</text:p>
          </table:table-cell>
          <table:table-cell/>
        </table:table-row>
        <table:table-row table:style-name="ro1">
          <table:table-cell table:formula="of:=[.B9]*3.6" office:value-type="float" office:value="18">
            <text:p>18,0 km/h</text:p>
          </table:table-cell>
          <table:table-cell office:value-type="float" office:value="5">
            <text:p>5 m/s</text:p>
          </table:table-cell>
          <table:table-cell table:formula="of:=[.B9]/0.765-0.35" office:value-type="float" office:value="6.1859477124183">
            <text:p>6,19 hz</text:p>
          </table:table-cell>
          <table:table-cell table:formula="of:=1/[.C9]*1000" office:value-type="float" office:value="161.656717206403">
            <text:p>161,66 ms</text:p>
          </table:table-cell>
          <table:table-cell/>
        </table:table-row>
        <table:table-row table:style-name="ro1">
          <table:table-cell table:formula="of:=[.B10]*3.6" office:value-type="float" office:value="21.6">
            <text:p>21,6 km/h</text:p>
          </table:table-cell>
          <table:table-cell office:value-type="float" office:value="6">
            <text:p>6 m/s</text:p>
          </table:table-cell>
          <table:table-cell table:formula="of:=[.B10]/0.765-0.35" office:value-type="float" office:value="7.49313725490196">
            <text:p>7,49 hz</text:p>
          </table:table-cell>
          <table:table-cell table:formula="of:=1/[.C10]*1000" office:value-type="float" office:value="133.455449430852">
            <text:p>133,46 ms</text:p>
          </table:table-cell>
          <table:table-cell/>
        </table:table-row>
        <table:table-row table:style-name="ro1">
          <table:table-cell table:formula="of:=[.B11]*3.6" office:value-type="float" office:value="25.2">
            <text:p>25,2 km/h</text:p>
          </table:table-cell>
          <table:table-cell office:value-type="float" office:value="7">
            <text:p>7 m/s</text:p>
          </table:table-cell>
          <table:table-cell table:formula="of:=[.B11]/0.765-0.35" office:value-type="float" office:value="8.80032679738562">
            <text:p>8,80 hz</text:p>
          </table:table-cell>
          <table:table-cell table:formula="of:=1/[.C11]*1000" office:value-type="float" office:value="113.63214378551">
            <text:p>113,63 ms</text:p>
          </table:table-cell>
          <table:table-cell/>
        </table:table-row>
        <table:table-row table:style-name="ro1">
          <table:table-cell table:formula="of:=[.B12]*3.6" office:value-type="float" office:value="28.8">
            <text:p>28,8 km/h</text:p>
          </table:table-cell>
          <table:table-cell office:value-type="float" office:value="8">
            <text:p>8 m/s</text:p>
          </table:table-cell>
          <table:table-cell table:formula="of:=[.B12]/0.765-0.35" office:value-type="float" office:value="10.1075163398693">
            <text:p>10,11 hz</text:p>
          </table:table-cell>
          <table:table-cell table:formula="of:=1/[.C12]*1000" office:value-type="float" office:value="98.9362734003686">
            <text:p>98,94 ms</text:p>
          </table:table-cell>
          <table:table-cell/>
        </table:table-row>
        <table:table-row table:style-name="ro1">
          <table:table-cell table:formula="of:=[.B13]*3.6" office:value-type="float" office:value="32.4">
            <text:p>32,4 km/h</text:p>
          </table:table-cell>
          <table:table-cell office:value-type="float" office:value="9">
            <text:p>9 m/s</text:p>
          </table:table-cell>
          <table:table-cell table:formula="of:=[.B13]/0.765-0.35" office:value-type="float" office:value="11.4147058823529">
            <text:p>11,41 hz</text:p>
          </table:table-cell>
          <table:table-cell table:formula="of:=1/[.C13]*1000" office:value-type="float" office:value="87.6062870394228">
            <text:p>87,61 ms</text:p>
          </table:table-cell>
          <table:table-cell/>
        </table:table-row>
        <table:table-row table:style-name="ro1">
          <table:table-cell table:formula="of:=[.B14]*3.6" office:value-type="float" office:value="36">
            <text:p>36,0 km/h</text:p>
          </table:table-cell>
          <table:table-cell office:value-type="float" office:value="10">
            <text:p>10 m/s</text:p>
          </table:table-cell>
          <table:table-cell table:formula="of:=[.B14]/0.765-0.35" office:value-type="float" office:value="12.7218954248366">
            <text:p>12,72 hz</text:p>
          </table:table-cell>
          <table:table-cell table:formula="of:=1/[.C14]*1000" office:value-type="float" office:value="78.6046392149811">
            <text:p>78,60 ms</text:p>
          </table:table-cell>
          <table:table-cell/>
        </table:table-row>
        <table:table-row table:style-name="ro1">
          <table:table-cell table:formula="of:=[.B15]*3.6" office:value-type="float" office:value="39.6">
            <text:p>39,6 km/h</text:p>
          </table:table-cell>
          <table:table-cell office:value-type="float" office:value="11">
            <text:p>11 m/s</text:p>
          </table:table-cell>
          <table:table-cell table:formula="of:=[.B15]/0.765-0.35" office:value-type="float" office:value="14.0290849673203">
            <text:p>14,03 hz</text:p>
          </table:table-cell>
          <table:table-cell table:formula="of:=1/[.C15]*1000" office:value-type="float" office:value="71.2804863844953">
            <text:p>71,28 ms</text:p>
          </table:table-cell>
          <table:table-cell/>
        </table:table-row>
        <table:table-row table:style-name="ro1">
          <table:table-cell table:formula="of:=[.B16]*3.6" office:value-type="float" office:value="43.2">
            <text:p>43,2 km/h</text:p>
          </table:table-cell>
          <table:table-cell office:value-type="float" office:value="12">
            <text:p>12 m/s</text:p>
          </table:table-cell>
          <table:table-cell table:formula="of:=[.B16]/0.765-0.35" office:value-type="float" office:value="15.3362745098039">
            <text:p>15,34 hz</text:p>
          </table:table-cell>
          <table:table-cell table:formula="of:=1/[.C16]*1000" office:value-type="float" office:value="65.2048839736623">
            <text:p>65,20 ms</text:p>
          </table:table-cell>
          <table:table-cell/>
        </table:table-row>
        <table:table-row table:style-name="ro1">
          <table:table-cell table:formula="of:=[.B17]*3.6" office:value-type="float" office:value="46.8">
            <text:p>46,8 km/h</text:p>
          </table:table-cell>
          <table:table-cell office:value-type="float" office:value="13">
            <text:p>13 m/s</text:p>
          </table:table-cell>
          <table:table-cell table:formula="of:=[.B17]/0.765-0.35" office:value-type="float" office:value="16.6434640522876">
            <text:p>16,64 hz</text:p>
          </table:table-cell>
          <table:table-cell table:formula="of:=1/[.C17]*1000" office:value-type="float" office:value="60.0836458599227">
            <text:p>60,08 ms</text:p>
          </table:table-cell>
          <table:table-cell/>
        </table:table-row>
        <table:table-row table:style-name="ro1">
          <table:table-cell table:formula="of:=[.B18]*3.6" office:value-type="float" office:value="50.4">
            <text:p>50,4 km/h</text:p>
          </table:table-cell>
          <table:table-cell office:value-type="float" office:value="14">
            <text:p>14 m/s</text:p>
          </table:table-cell>
          <table:table-cell table:formula="of:=[.B18]/0.765-0.35" office:value-type="float" office:value="17.9506535947712">
            <text:p>17,95 hz</text:p>
          </table:table-cell>
          <table:table-cell table:formula="of:=1/[.C18]*1000" office:value-type="float" office:value="55.7082779588196">
            <text:p>55,71 ms</text:p>
          </table:table-cell>
          <table:table-cell/>
        </table:table-row>
        <table:table-row table:style-name="ro1">
          <table:table-cell table:formula="of:=[.B19]*3.6" office:value-type="float" office:value="54">
            <text:p>54,0 km/h</text:p>
          </table:table-cell>
          <table:table-cell office:value-type="float" office:value="15">
            <text:p>15 m/s</text:p>
          </table:table-cell>
          <table:table-cell table:formula="of:=[.B19]/0.765-0.35" office:value-type="float" office:value="19.2578431372549">
            <text:p>19,26 hz</text:p>
          </table:table-cell>
          <table:table-cell table:formula="of:=1/[.C19]*1000" office:value-type="float" office:value="51.9268950771267">
            <text:p>51,93 ms</text:p>
          </table:table-cell>
          <table:table-cell/>
        </table:table-row>
        <table:table-row table:style-name="ro1">
          <table:table-cell table:formula="of:=[.B20]*3.6" office:value-type="float" office:value="57.6">
            <text:p>57,6 km/h</text:p>
          </table:table-cell>
          <table:table-cell office:value-type="float" office:value="16">
            <text:p>16 m/s</text:p>
          </table:table-cell>
          <table:table-cell table:formula="of:=[.B20]/0.765-0.35" office:value-type="float" office:value="20.5650326797386">
            <text:p>20,57 hz</text:p>
          </table:table-cell>
          <table:table-cell table:formula="of:=1/[.C20]*1000" office:value-type="float" office:value="48.6262295602981">
            <text:p>48,63 ms</text:p>
          </table:table-cell>
          <table:table-cell/>
        </table:table-row>
        <table:table-row table:style-name="ro1">
          <table:table-cell table:formula="of:=[.B21]*3.6" office:value-type="float" office:value="61.2">
            <text:p>61,2 km/h</text:p>
          </table:table-cell>
          <table:table-cell office:value-type="float" office:value="17">
            <text:p>17 m/s</text:p>
          </table:table-cell>
          <table:table-cell table:formula="of:=[.B21]/0.765-0.35" office:value-type="float" office:value="21.8722222222222">
            <text:p>21,87 hz</text:p>
          </table:table-cell>
          <table:table-cell table:formula="of:=1/[.C21]*1000" office:value-type="float" office:value="45.7200914401829">
            <text:p>45,72 ms</text:p>
          </table:table-cell>
          <table:table-cell/>
        </table:table-row>
        <table:table-row table:style-name="ro1">
          <table:table-cell table:formula="of:=[.B22]*3.6" office:value-type="float" office:value="64.8">
            <text:p>64,8 km/h</text:p>
          </table:table-cell>
          <table:table-cell office:value-type="float" office:value="18">
            <text:p>18 m/s</text:p>
          </table:table-cell>
          <table:table-cell table:formula="of:=[.B22]/0.765-0.35" office:value-type="float" office:value="23.1794117647059">
            <text:p>23,18 hz</text:p>
          </table:table-cell>
          <table:table-cell table:formula="of:=1/[.C22]*1000" office:value-type="float" office:value="43.1417332825784">
            <text:p>43,14 ms</text:p>
          </table:table-cell>
          <table:table-cell/>
        </table:table-row>
        <table:table-row table:style-name="ro1">
          <table:table-cell table:formula="of:=[.B23]*3.6" office:value-type="float" office:value="68.4">
            <text:p>68,4 km/h</text:p>
          </table:table-cell>
          <table:table-cell office:value-type="float" office:value="19">
            <text:p>19 m/s</text:p>
          </table:table-cell>
          <table:table-cell table:formula="of:=[.B23]/0.765-0.35" office:value-type="float" office:value="24.4866013071895">
            <text:p>24,49 hz</text:p>
          </table:table-cell>
          <table:table-cell table:formula="of:=1/[.C23]*1000" office:value-type="float" office:value="40.8386605987001">
            <text:p>40,84 ms</text:p>
          </table:table-cell>
          <table:table-cell/>
        </table:table-row>
        <table:table-row table:style-name="ro1">
          <table:table-cell table:formula="of:=[.B24]*3.6" office:value-type="float" office:value="72">
            <text:p>72,0 km/h</text:p>
          </table:table-cell>
          <table:table-cell office:value-type="float" office:value="20">
            <text:p>20 m/s</text:p>
          </table:table-cell>
          <table:table-cell table:formula="of:=[.B24]/0.765-0.35" office:value-type="float" office:value="25.7937908496732">
            <text:p>25,79 hz</text:p>
          </table:table-cell>
          <table:table-cell table:formula="of:=1/[.C24]*1000" office:value-type="float" office:value="38.7690202587135">
            <text:p>38,77 ms</text:p>
          </table:table-cell>
          <table:table-cell/>
        </table:table-row>
        <table:table-row table:style-name="ro1">
          <table:table-cell table:formula="of:=[.B25]*3.6" office:value-type="float" office:value="75.6">
            <text:p>75,6 km/h</text:p>
          </table:table-cell>
          <table:table-cell office:value-type="float" office:value="21">
            <text:p>21 m/s</text:p>
          </table:table-cell>
          <table:table-cell table:formula="of:=[.B25]/0.765-0.35" office:value-type="float" office:value="27.1009803921569">
            <text:p>27,10 hz</text:p>
          </table:table-cell>
          <table:table-cell table:formula="of:=1/[.C25]*1000" office:value-type="float" office:value="36.8990341135188">
            <text:p>36,90 ms</text:p>
          </table:table-cell>
          <table:table-cell/>
        </table:table-row>
        <table:table-row table:style-name="ro1">
          <table:table-cell table:formula="of:=[.B26]*3.6" office:value-type="float" office:value="79.2">
            <text:p>79,2 km/h</text:p>
          </table:table-cell>
          <table:table-cell office:value-type="float" office:value="22">
            <text:p>22 m/s</text:p>
          </table:table-cell>
          <table:table-cell table:formula="of:=[.B26]/0.765-0.35" office:value-type="float" office:value="28.4081699346405">
            <text:p>28,41 hz</text:p>
          </table:table-cell>
          <table:table-cell table:formula="of:=1/[.C26]*1000" office:value-type="float" office:value="35.2011411611775">
            <text:p>35,20 ms</text:p>
          </table:table-cell>
          <table:table-cell/>
        </table:table-row>
        <table:table-row table:style-name="ro1">
          <table:table-cell table:formula="of:=[.B27]*3.6" office:value-type="float" office:value="82.8">
            <text:p>82,8 km/h</text:p>
          </table:table-cell>
          <table:table-cell office:value-type="float" office:value="23">
            <text:p>23 m/s</text:p>
          </table:table-cell>
          <table:table-cell table:formula="of:=[.B27]/0.765-0.35" office:value-type="float" office:value="29.7153594771242">
            <text:p>29,72 hz</text:p>
          </table:table-cell>
          <table:table-cell table:formula="of:=1/[.C27]*1000" office:value-type="float" office:value="33.6526300740138">
            <text:p>33,65 ms</text:p>
          </table:table-cell>
          <table:table-cell/>
        </table:table-row>
        <table:table-row table:style-name="ro1">
          <table:table-cell table:formula="of:=[.B28]*3.6" office:value-type="float" office:value="86.4">
            <text:p>86,4 km/h</text:p>
          </table:table-cell>
          <table:table-cell office:value-type="float" office:value="24">
            <text:p>24 m/s</text:p>
          </table:table-cell>
          <table:table-cell table:formula="of:=[.B28]/0.765-0.35" office:value-type="float" office:value="31.0225490196078">
            <text:p>31,02 hz</text:p>
          </table:table-cell>
          <table:table-cell table:formula="of:=1/[.C28]*1000" office:value-type="float" office:value="32.234617450937">
            <text:p>32,23 ms</text:p>
          </table:table-cell>
          <table:table-cell/>
        </table:table-row>
        <table:table-row table:style-name="ro1">
          <table:table-cell table:formula="of:=[.B29]*3.6" office:value-type="float" office:value="90">
            <text:p>90,0 km/h</text:p>
          </table:table-cell>
          <table:table-cell office:value-type="float" office:value="25">
            <text:p>25 m/s</text:p>
          </table:table-cell>
          <table:table-cell table:formula="of:=[.B29]/0.765-0.35" office:value-type="float" office:value="32.3297385620915">
            <text:p>32,33 hz</text:p>
          </table:table-cell>
          <table:table-cell table:formula="of:=1/[.C29]*1000" office:value-type="float" office:value="30.9312739439396">
            <text:p>30,93 ms</text:p>
          </table:table-cell>
          <table:table-cell/>
        </table:table-row>
        <table:table-row table:style-name="ro1">
          <table:table-cell table:formula="of:=[.B30]*3.6" office:value-type="float" office:value="93.6">
            <text:p>93,6 km/h</text:p>
          </table:table-cell>
          <table:table-cell office:value-type="float" office:value="26">
            <text:p>26 m/s</text:p>
          </table:table-cell>
          <table:table-cell table:formula="of:=[.B30]/0.765-0.35" office:value-type="float" office:value="33.6369281045752">
            <text:p>33,64 hz</text:p>
          </table:table-cell>
          <table:table-cell table:formula="of:=1/[.C30]*1000" office:value-type="float" office:value="29.7292308290181">
            <text:p>29,73 ms</text:p>
          </table:table-cell>
          <table:table-cell/>
        </table:table-row>
        <table:table-row table:style-name="ro1">
          <table:table-cell table:formula="of:=[.B31]*3.6" office:value-type="float" office:value="97.2">
            <text:p>97,2 km/h</text:p>
          </table:table-cell>
          <table:table-cell office:value-type="float" office:value="27">
            <text:p>27 m/s</text:p>
          </table:table-cell>
          <table:table-cell table:formula="of:=[.B31]/0.765-0.35" office:value-type="float" office:value="34.9441176470588">
            <text:p>34,94 hz</text:p>
          </table:table-cell>
          <table:table-cell table:formula="of:=1/[.C31]*1000" office:value-type="float" office:value="28.617119771063">
            <text:p>28,62 ms</text:p>
          </table:table-cell>
          <table:table-cell/>
        </table:table-row>
        <table:table-row table:style-name="ro1">
          <table:table-cell table:formula="of:=[.B32]*3.6" office:value-type="float" office:value="100.8">
            <text:p>100,8 km/h</text:p>
          </table:table-cell>
          <table:table-cell office:value-type="float" office:value="28">
            <text:p>28 m/s</text:p>
          </table:table-cell>
          <table:table-cell table:formula="of:=[.B32]/0.765-0.35" office:value-type="float" office:value="36.2513071895425">
            <text:p>36,25 hz</text:p>
          </table:table-cell>
          <table:table-cell table:formula="of:=1/[.C32]*1000" office:value-type="float" office:value="27.5852121627347">
            <text:p>27,59 ms</text:p>
          </table:table-cell>
          <table:table-cell/>
        </table:table-row>
        <table:table-row table:style-name="ro1">
          <table:table-cell table:formula="of:=[.B33]*3.6" office:value-type="float" office:value="104.4">
            <text:p>104,4 km/h</text:p>
          </table:table-cell>
          <table:table-cell office:value-type="float" office:value="29">
            <text:p>29 m/s</text:p>
          </table:table-cell>
          <table:table-cell table:formula="of:=[.B33]/0.765-0.35" office:value-type="float" office:value="37.5584967320261">
            <text:p>37,56 hz</text:p>
          </table:table-cell>
          <table:table-cell table:formula="of:=1/[.C33]*1000" office:value-type="float" office:value="26.6251337782457">
            <text:p>26,63 ms</text:p>
          </table:table-cell>
          <table:table-cell/>
        </table:table-row>
        <table:table-row table:style-name="ro1">
          <table:table-cell table:formula="of:=[.B34]*3.6" office:value-type="float" office:value="108">
            <text:p>108,0 km/h</text:p>
          </table:table-cell>
          <table:table-cell office:value-type="float" office:value="30">
            <text:p>30 m/s</text:p>
          </table:table-cell>
          <table:table-cell table:formula="of:=[.B34]/0.765-0.35" office:value-type="float" office:value="38.8656862745098">
            <text:p>38,87 hz</text:p>
          </table:table-cell>
          <table:table-cell table:formula="of:=1/[.C34]*1000" office:value-type="float" office:value="25.7296370103171">
            <text:p>25,73 ms</text:p>
          </table:table-cell>
          <table:table-cell/>
        </table:table-row>
        <table:table-row table:style-name="ro1">
          <table:table-cell table:formula="of:=[.B35]*3.6" office:value-type="float" office:value="111.6">
            <text:p>111,6 km/h</text:p>
          </table:table-cell>
          <table:table-cell office:value-type="float" office:value="31">
            <text:p>31 m/s</text:p>
          </table:table-cell>
          <table:table-cell table:formula="of:=[.B35]/0.765-0.35" office:value-type="float" office:value="40.1728758169935">
            <text:p>40,17 hz</text:p>
          </table:table-cell>
          <table:table-cell table:formula="of:=1/[.C35]*1000" office:value-type="float" office:value="24.8924175743722">
            <text:p>24,89 ms</text:p>
          </table:table-cell>
          <table:table-cell/>
        </table:table-row>
        <table:table-row table:style-name="ro1">
          <table:table-cell table:formula="of:=[.B36]*3.6" office:value-type="float" office:value="115.2">
            <text:p>115,2 km/h</text:p>
          </table:table-cell>
          <table:table-cell office:value-type="float" office:value="32">
            <text:p>32 m/s</text:p>
          </table:table-cell>
          <table:table-cell table:formula="of:=[.B36]/0.765-0.35" office:value-type="float" office:value="41.4800653594771">
            <text:p>41,48 hz</text:p>
          </table:table-cell>
          <table:table-cell table:formula="of:=1/[.C36]*1000" office:value-type="float" office:value="24.1079658706836">
            <text:p>24,11 ms</text:p>
          </table:table-cell>
          <table:table-cell/>
        </table:table-row>
        <table:table-row table:style-name="ro1">
          <table:table-cell table:formula="of:=[.B37]*3.6" office:value-type="float" office:value="118.8">
            <text:p>118,8 km/h</text:p>
          </table:table-cell>
          <table:table-cell office:value-type="float" office:value="33">
            <text:p>33 m/s</text:p>
          </table:table-cell>
          <table:table-cell table:formula="of:=[.B37]/0.765-0.35" office:value-type="float" office:value="42.7872549019608">
            <text:p>42,79 hz</text:p>
          </table:table-cell>
          <table:table-cell table:formula="of:=1/[.C37]*1000" office:value-type="float" office:value="23.3714455926495">
            <text:p>23,37 ms</text:p>
          </table:table-cell>
          <table:table-cell/>
        </table:table-row>
        <table:table-row table:style-name="ro1">
          <table:table-cell table:formula="of:=[.B38]*3.6" office:value-type="float" office:value="122.4">
            <text:p>122,4 km/h</text:p>
          </table:table-cell>
          <table:table-cell office:value-type="float" office:value="34">
            <text:p>34 m/s</text:p>
          </table:table-cell>
          <table:table-cell table:formula="of:=[.B38]/0.765-0.35" office:value-type="float" office:value="44.0944444444444">
            <text:p>44,09 hz</text:p>
          </table:table-cell>
          <table:table-cell table:formula="of:=1/[.C38]*1000" office:value-type="float" office:value="22.6785939271765">
            <text:p>22,68 ms</text:p>
          </table:table-cell>
          <table:table-cell/>
        </table:table-row>
        <table:table-row table:style-name="ro1">
          <table:table-cell table:formula="of:=[.B39]*3.6" office:value-type="float" office:value="126">
            <text:p>126,0 km/h</text:p>
          </table:table-cell>
          <table:table-cell office:value-type="float" office:value="35">
            <text:p>35 m/s</text:p>
          </table:table-cell>
          <table:table-cell table:formula="of:=[.B39]/0.765-0.35" office:value-type="float" office:value="45.4016339869281">
            <text:p>45,40 hz</text:p>
          </table:table-cell>
          <table:table-cell table:formula="of:=1/[.C39]*1000" office:value-type="float" office:value="22.0256389954581">
            <text:p>22,03 ms</text:p>
          </table:table-cell>
          <table:table-cell/>
        </table:table-row>
        <table:table-row table:style-name="ro1">
          <table:table-cell table:formula="of:=[.B40]*3.6" office:value-type="float" office:value="129.6">
            <text:p>129,6 km/h</text:p>
          </table:table-cell>
          <table:table-cell office:value-type="float" office:value="36">
            <text:p>36 m/s</text:p>
          </table:table-cell>
          <table:table-cell table:formula="of:=[.B40]/0.765-0.35" office:value-type="float" office:value="46.7088235294118">
            <text:p>46,71 hz</text:p>
          </table:table-cell>
          <table:table-cell table:formula="of:=1/[.C40]*1000" office:value-type="float" office:value="21.4092311567282">
            <text:p>21,41 ms</text:p>
          </table:table-cell>
          <table:table-cell/>
        </table:table-row>
        <table:table-row table:style-name="ro1">
          <table:table-cell table:formula="of:=[.B41]*3.6" office:value-type="float" office:value="133.2">
            <text:p>133,2 km/h</text:p>
          </table:table-cell>
          <table:table-cell office:value-type="float" office:value="37">
            <text:p>37 m/s</text:p>
          </table:table-cell>
          <table:table-cell table:formula="of:=[.B41]/0.765-0.35" office:value-type="float" office:value="48.0160130718954">
            <text:p>48,02 hz</text:p>
          </table:table-cell>
          <table:table-cell table:formula="of:=1/[.C41]*1000" office:value-type="float" office:value="20.8263855331487">
            <text:p>20,83 ms</text:p>
          </table:table-cell>
          <table:table-cell/>
        </table:table-row>
        <table:table-row table:style-name="ro1">
          <table:table-cell table:style-name="ce2" table:formula="of:=[.B42]*3.6" office:value-type="float" office:value="136.8">
            <text:p>136,8 km/h</text:p>
          </table:table-cell>
          <table:table-cell table:style-name="ce4" office:value-type="float" office:value="38">
            <text:p>38 m/s</text:p>
          </table:table-cell>
          <table:table-cell table:style-name="ce6" table:formula="of:=[.B42]/0.765-0.35" office:value-type="float" office:value="49.3232026143791">
            <text:p>49,32 hz</text:p>
          </table:table-cell>
          <table:table-cell table:style-name="ce8" table:formula="of:=1/[.C42]*1000" office:value-type="float" office:value="20.2744336741117">
            <text:p>20,27 ms</text:p>
          </table:table-cell>
          <table:table-cell/>
        </table:table-row>
        <table:table-row table:style-name="ro1">
          <table:table-cell table:style-name="ce2" table:formula="of:=[.B43]*3.6" office:value-type="float" office:value="140.4">
            <text:p>140,4 km/h</text:p>
          </table:table-cell>
          <table:table-cell table:style-name="ce4" office:value-type="float" office:value="39">
            <text:p>39 m/s</text:p>
          </table:table-cell>
          <table:table-cell table:style-name="ce6" table:formula="of:=[.B43]/0.765-0.35" office:value-type="float" office:value="50.6303921568627">
            <text:p>50,63 hz</text:p>
          </table:table-cell>
          <table:table-cell table:style-name="ce8" table:formula="of:=1/[.C43]*1000" office:value-type="float" office:value="19.7509827082083">
            <text:p>19,75 ms</text:p>
          </table:table-cell>
          <table:table-cell/>
        </table:table-row>
        <table:table-row table:style-name="ro1">
          <table:table-cell table:formula="of:=[.B44]*3.6" office:value-type="float" office:value="144">
            <text:p>144,0 km/h</text:p>
          </table:table-cell>
          <table:table-cell office:value-type="float" office:value="40">
            <text:p>40 m/s</text:p>
          </table:table-cell>
          <table:table-cell table:formula="of:=[.B44]/0.765-0.35" office:value-type="float" office:value="51.9375816993464">
            <text:p>51,94 hz</text:p>
          </table:table-cell>
          <table:table-cell table:formula="of:=1/[.C44]*1000" office:value-type="float" office:value="19.2538806636926">
            <text:p>19,25 ms</text:p>
          </table:table-cell>
          <table:table-cell/>
        </table:table-row>
        <table:table-row table:style-name="ro1">
          <table:table-cell table:formula="of:=[.B45]*3.6" office:value-type="float" office:value="147.6">
            <text:p>147,6 km/h</text:p>
          </table:table-cell>
          <table:table-cell office:value-type="float" office:value="41">
            <text:p>41 m/s</text:p>
          </table:table-cell>
          <table:table-cell table:formula="of:=[.B45]/0.765-0.35" office:value-type="float" office:value="53.2447712418301">
            <text:p>53,24 hz</text:p>
          </table:table-cell>
          <table:table-cell table:formula="of:=1/[.C45]*1000" office:value-type="float" office:value="18.7811868973602">
            <text:p>18,78 ms</text:p>
          </table:table-cell>
          <table:table-cell/>
        </table:table-row>
        <table:table-row table:style-name="ro1">
          <table:table-cell table:formula="of:=[.B46]*3.6" office:value-type="float" office:value="151.2">
            <text:p>151,2 km/h</text:p>
          </table:table-cell>
          <table:table-cell office:value-type="float" office:value="42">
            <text:p>42 m/s</text:p>
          </table:table-cell>
          <table:table-cell table:formula="of:=[.B46]/0.765-0.35" office:value-type="float" office:value="54.5519607843137">
            <text:p>54,55 hz</text:p>
          </table:table-cell>
          <table:table-cell table:formula="of:=1/[.C46]*1000" office:value-type="float" office:value="18.3311467749762">
            <text:p>18,33 ms</text:p>
          </table:table-cell>
          <table:table-cell/>
        </table:table-row>
        <table:table-row table:style-name="ro1">
          <table:table-cell table:formula="of:=[.B47]*3.6" office:value-type="float" office:value="154.8">
            <text:p>154,8 km/h</text:p>
          </table:table-cell>
          <table:table-cell office:value-type="float" office:value="43">
            <text:p>43 m/s</text:p>
          </table:table-cell>
          <table:table-cell table:formula="of:=[.B47]/0.765-0.35" office:value-type="float" office:value="55.8591503267974">
            <text:p>55,86 hz</text:p>
          </table:table-cell>
          <table:table-cell table:formula="of:=1/[.C47]*1000" office:value-type="float" office:value="17.9021699068034">
            <text:p>17,90 ms</text:p>
          </table:table-cell>
          <table:table-cell/>
        </table:table-row>
        <table:table-row table:style-name="ro1">
          <table:table-cell table:formula="of:=[.B48]*3.6" office:value-type="float" office:value="158.4">
            <text:p>158,4 km/h</text:p>
          </table:table-cell>
          <table:table-cell office:value-type="float" office:value="44">
            <text:p>44 m/s</text:p>
          </table:table-cell>
          <table:table-cell table:formula="of:=[.B48]/0.765-0.35" office:value-type="float" office:value="57.166339869281">
            <text:p>57,17 hz</text:p>
          </table:table-cell>
          <table:table-cell table:formula="of:=1/[.C48]*1000" office:value-type="float" office:value="17.4928113691841">
            <text:p>17,49 ms</text:p>
          </table:table-cell>
          <table:table-cell/>
        </table:table-row>
        <table:table-row table:style-name="ro1">
          <table:table-cell table:formula="of:=[.B49]*3.6" office:value-type="float" office:value="162">
            <text:p>162,0 km/h</text:p>
          </table:table-cell>
          <table:table-cell office:value-type="float" office:value="45">
            <text:p>45 m/s</text:p>
          </table:table-cell>
          <table:table-cell table:formula="of:=[.B49]/0.765-0.35" office:value-type="float" office:value="58.4735294117647">
            <text:p>58,47 hz</text:p>
          </table:table-cell>
          <table:table-cell table:formula="of:=1/[.C49]*1000" office:value-type="float" office:value="17.1017554448971">
            <text:p>17,10 ms</text:p>
          </table:table-cell>
          <table:table-cell/>
        </table:table-row>
        <table:table-row table:style-name="ro1">
          <table:table-cell table:formula="of:=[.B50]*3.6" office:value-type="float" office:value="165.6">
            <text:p>165,6 km/h</text:p>
          </table:table-cell>
          <table:table-cell office:value-type="float" office:value="46">
            <text:p>46 m/s</text:p>
          </table:table-cell>
          <table:table-cell table:formula="of:=[.B50]/0.765-0.35" office:value-type="float" office:value="59.7807189542484">
            <text:p>59,78 hz</text:p>
          </table:table-cell>
          <table:table-cell table:formula="of:=1/[.C50]*1000" office:value-type="float" office:value="16.7278014967556">
            <text:p>16,73 ms</text:p>
          </table:table-cell>
          <table:table-cell/>
        </table:table-row>
        <table:table-row table:style-name="ro1">
          <table:table-cell table:formula="of:=[.B51]*3.6" office:value-type="float" office:value="169.2">
            <text:p>169,2 km/h</text:p>
          </table:table-cell>
          <table:table-cell office:value-type="float" office:value="47">
            <text:p>47 m/s</text:p>
          </table:table-cell>
          <table:table-cell table:formula="of:=[.B51]/0.765-0.35" office:value-type="float" office:value="61.087908496732">
            <text:p>61,09 hz</text:p>
          </table:table-cell>
          <table:table-cell table:formula="of:=1/[.C51]*1000" office:value-type="float" office:value="16.3698516549064">
            <text:p>16,37 ms</text:p>
          </table:table-cell>
          <table:table-cell/>
        </table:table-row>
        <table:table-row table:style-name="ro1">
          <table:table-cell table:formula="of:=[.B52]*3.6" office:value-type="float" office:value="172.8">
            <text:p>172,8 km/h</text:p>
          </table:table-cell>
          <table:table-cell office:value-type="float" office:value="48">
            <text:p>48 m/s</text:p>
          </table:table-cell>
          <table:table-cell table:formula="of:=[.B52]/0.765-0.35" office:value-type="float" office:value="62.3950980392157">
            <text:p>62,40 hz</text:p>
          </table:table-cell>
          <table:table-cell table:formula="of:=1/[.C52]*1000" office:value-type="float" office:value="16.0269000518517">
            <text:p>16,03 ms</text:p>
          </table:table-cell>
          <table:table-cell/>
        </table:table-row>
        <table:table-row table:style-name="ro1">
          <table:table-cell table:formula="of:=[.B53]*3.6" office:value-type="float" office:value="176.4">
            <text:p>176,4 km/h</text:p>
          </table:table-cell>
          <table:table-cell office:value-type="float" office:value="49">
            <text:p>49 m/s</text:p>
          </table:table-cell>
          <table:table-cell table:formula="of:=[.B53]/0.765-0.35" office:value-type="float" office:value="63.7022875816994">
            <text:p>63,70 hz</text:p>
          </table:table-cell>
          <table:table-cell table:formula="of:=1/[.C53]*1000" office:value-type="float" office:value="15.6980233828727">
            <text:p>15,70 ms</text:p>
          </table:table-cell>
          <table:table-cell/>
        </table:table-row>
        <table:table-row table:style-name="ro1">
          <table:table-cell table:formula="of:=[.B54]*3.6" office:value-type="float" office:value="180">
            <text:p>180,0 km/h</text:p>
          </table:table-cell>
          <table:table-cell office:value-type="float" office:value="50">
            <text:p>50 m/s</text:p>
          </table:table-cell>
          <table:table-cell table:formula="of:=[.B54]/0.765-0.35" office:value-type="float" office:value="65.009477124183">
            <text:p>65,01 hz</text:p>
          </table:table-cell>
          <table:table-cell table:formula="of:=1/[.C54]*1000" office:value-type="float" office:value="15.3823726053014">
            <text:p>15,38 ms</text:p>
          </table:table-cell>
          <table:table-cell/>
        </table:table-row>
        <table:table-row table:style-name="ro1">
          <table:table-cell table:formula="of:=[.B55]*3.6" office:value-type="float" office:value="183.6">
            <text:p>183,6 km/h</text:p>
          </table:table-cell>
          <table:table-cell office:value-type="float" office:value="51">
            <text:p>51 m/s</text:p>
          </table:table-cell>
          <table:table-cell table:formula="of:=[.B55]/0.765-0.35" office:value-type="float" office:value="66.3166666666667">
            <text:p>66,32 hz</text:p>
          </table:table-cell>
          <table:table-cell table:formula="of:=1/[.C55]*1000" office:value-type="float" office:value="15.0791656195024">
            <text:p>15,08 ms</text:p>
          </table:table-cell>
          <table:table-cell/>
        </table:table-row>
        <table:table-row table:style-name="ro1">
          <table:table-cell table:formula="of:=[.B56]*3.6" office:value-type="float" office:value="187.2">
            <text:p>187,2 km/h</text:p>
          </table:table-cell>
          <table:table-cell office:value-type="float" office:value="52">
            <text:p>52 m/s</text:p>
          </table:table-cell>
          <table:table-cell table:formula="of:=[.B56]/0.765-0.35" office:value-type="float" office:value="67.6238562091503">
            <text:p>67,62 hz</text:p>
          </table:table-cell>
          <table:table-cell table:formula="of:=1/[.C56]*1000" office:value-type="float" office:value="14.7876807987281">
            <text:p>14,79 ms</text:p>
          </table:table-cell>
          <table:table-cell/>
        </table:table-row>
        <table:table-row table:style-name="ro1">
          <table:table-cell table:formula="of:=[.B57]*3.6" office:value-type="float" office:value="190.8">
            <text:p>190,8 km/h</text:p>
          </table:table-cell>
          <table:table-cell office:value-type="float" office:value="53">
            <text:p>53 m/s</text:p>
          </table:table-cell>
          <table:table-cell table:formula="of:=[.B57]/0.765-0.35" office:value-type="float" office:value="68.931045751634">
            <text:p>68,93 hz</text:p>
          </table:table-cell>
          <table:table-cell table:formula="of:=1/[.C57]*1000" office:value-type="float" office:value="14.5072512551617">
            <text:p>14,51 ms</text:p>
          </table:table-cell>
          <table:table-cell/>
        </table:table-row>
        <table:table-row table:style-name="ro1">
          <table:table-cell table:formula="of:=[.B58]*3.6" office:value-type="float" office:value="194.4">
            <text:p>194,4 km/h</text:p>
          </table:table-cell>
          <table:table-cell office:value-type="float" office:value="54">
            <text:p>54 m/s</text:p>
          </table:table-cell>
          <table:table-cell table:formula="of:=[.B58]/0.765-0.35" office:value-type="float" office:value="70.2382352941177">
            <text:p>70,24 hz</text:p>
          </table:table-cell>
          <table:table-cell table:formula="of:=1/[.C58]*1000" office:value-type="float" office:value="14.2372597462418">
            <text:p>14,24 ms</text:p>
          </table:table-cell>
          <table:table-cell/>
        </table:table-row>
        <table:table-row table:style-name="ro1">
          <table:table-cell table:formula="of:=[.B59]*3.6" office:value-type="float" office:value="198">
            <text:p>198,0 km/h</text:p>
          </table:table-cell>
          <table:table-cell office:value-type="float" office:value="55">
            <text:p>55 m/s</text:p>
          </table:table-cell>
          <table:table-cell table:formula="of:=[.B59]/0.765-0.35" office:value-type="float" office:value="71.5454248366013">
            <text:p>71,55 hz</text:p>
          </table:table-cell>
          <table:table-cell table:formula="of:=1/[.C59]*1000" office:value-type="float" office:value="13.9771341393785">
            <text:p>13,98 ms</text:p>
          </table:table-cell>
          <table:table-cell/>
        </table:table-row>
        <table:table-row table:style-name="ro1">
          <table:table-cell table:formula="of:=[.B60]*3.6" office:value-type="float" office:value="201.6">
            <text:p>201,6 km/h</text:p>
          </table:table-cell>
          <table:table-cell office:value-type="float" office:value="56">
            <text:p>56 m/s</text:p>
          </table:table-cell>
          <table:table-cell table:formula="of:=[.B60]/0.765-0.35" office:value-type="float" office:value="72.852614379085">
            <text:p>72,85 hz</text:p>
          </table:table-cell>
          <table:table-cell table:formula="of:=1/[.C60]*1000" office:value-type="float" office:value="13.7263433649278">
            <text:p>13,73 ms</text:p>
          </table:table-cell>
          <table:table-cell/>
        </table:table-row>
      </table:table>
      <table:table table:name="Feuille2" table:style-name="ta1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08">
      <number:number number:decimal-places="2" number:min-integer-digits="0" number:decimal-replacement=""/>
    </number:number-style>
    <number:number-style style:name="N109">
      <number:number number:decimal-places="2" number:min-integer-digits="0"/>
    </number:number-style>
    <number:number-style style:name="N111">
      <number:number number:decimal-places="2" number:min-integer-digits="0"/>
      <number:text> km/h</number:text>
    </number:number-style>
    <number:number-style style:name="N112">
      <number:number number:decimal-places="1" number:min-integer-digits="0"/>
      <number:text> km/h</number:text>
    </number:number-style>
    <number:number-style style:name="N113">
      <number:number number:decimal-places="0" number:min-integer-digits="1"/>
      <number:text> m/s</number:text>
    </number:number-style>
    <number:number-style style:name="N114">
      <number:number number:decimal-places="2" number:min-integer-digits="0" number:grouping="true"/>
      <number:text> hz</number:text>
    </number:number-style>
    <number:number-style style:name="N115">
      <number:number number:decimal-places="2" number:min-integer-digits="0" number:grouping="true"/>
      <number:text> ms</number:text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gealoup </meta:initial-creator>
    <meta:creation-date>2014-08-04T21:55:26</meta:creation-date>
    <dc:date>2014-08-04T22:14:44</dc:date>
    <dc:creator>piegealoup </dc:creator>
    <meta:editing-duration>PT9M14S</meta:editing-duration>
    <meta:editing-cycles>2</meta:editing-cycles>
    <meta:generator>LibreOffice/3.5$Linux_X86_64 LibreOffice_project/350m1$Build-2</meta:generator>
    <meta:document-statistic meta:table-count="3" meta:cell-count="230" meta:object-count="0"/>
  </office:meta>
</office:document-meta>
</file>